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RPORACION AGROINDUSTRIAL PERALVILLO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223935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5652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NTONIO HENRY ARELLANO MENDOZ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565 2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PORACION AGROINDUSTRIAL PERALVILLO S.A.C.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6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3063293</text:p>
          </table:table-cell>
          <table:table-cell table:style-name="Tabla2.D3" office:value-type="string">
            <text:p text:style-name="P23">1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18:01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